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9pt" fo:font-weight="bold" officeooo:rsid="0015924d" officeooo:paragraph-rsid="0015924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:</text:p>
      <text:p text:style-name="P1"/>
      <text:p text:style-name="P1">Data:</text:p>
      <text:p text:style-name="P1">This is conceptual contrast to OOP where we have many data structures (classes) with </text:p>
      <text:p text:style-name="P1">operations bound altogether</text:p>
      <text:p text:style-name="P1">Persistent ↔ ephemeral</text:p>
      <text:p text:style-name="P1">Before moving to next “to process data – we need...”</text:p>
      <text:p text:style-name="P1"/>
      <text:p text:style-name="P1">Functions:</text:p>
      <text:p text:style-name="P1">can be stored, passed, and returned just like any other piece of data, concise</text:p>
      <text:p text:style-name="P1"/>
      <text:p text:style-name="P1">Referential transparency of pure functions</text:p>
      <text:p text:style-name="P1">Yields to reasoning about program</text:p>
      <text:p text:style-name="P1"/>
      <text:p text:style-name="P1">Mention invokable data structures</text:p>
      <text:p text:style-name="P1"/>
      <text:p text:style-name="P1">Why clojure is not really, really that is pure...because...then next slide</text:p>
      <text:p text:style-name="P1"/>
      <text:p text:style-name="P1">Lazyn...</text:p>
      <text:p text:style-name="P1">Shortened title with intention...</text:p>
      <text:p text:style-name="P1">Nothing really lazy there like ...not willing to do something...</text:p>
      <text:p text:style-name="P1">As much as is required, when is required and nothing else/more...</text:p>
      <text:p text:style-name="P1">Now we have seen data, functions, lazyness... let's check out Clojure</text:p>
      <text:p text:style-name="P1">through familiar concepts...</text:p>
      <text:p text:style-name="P1"/>
      <text:p text:style-name="P1">Polymorphism:</text:p>
      <text:p text:style-name="P1"><text:s text:c="2"/>It is parametric in contrast to inheritance</text:p>
      <text:p text:style-name="P1"><text:s text:c="2"/>Protocols </text:p>
      <text:p text:style-name="P1"><text:s text:c="4"/>dispatch only and only on type of first argument, </text:p>
      <text:p text:style-name="P1"><text:s text:c="4"/>they effectively solve expression problem:</text:p>
      <text:p text:style-name="P1"><text:s text:c="4"/>The expression problem refers to the desire to </text:p>
      <text:p text:style-name="P1"><text:s text:c="4"/>implement an existing set of abstract methods... C# ext methods</text:p>
      <text:p text:style-name="P1"/>
      <text:p text:style-name="P1"><text:s text:c="2"/>Multimethods...</text:p>
      <text:p text:style-name="P1"><text:s text:c="4"/>Big switch – if/cond/switch it is not polymorphic</text:p>
      <text:p text:style-name="P1"><text:s text:c="4"/>Imagine fellow developer of yours...</text:p>
      <text:p text:style-name="P1"><text:s text:c="4"/>O-C principle</text:p>
      <text:p text:style-name="P1"/>
      <text:p text:style-name="P1">Encapsulation</text:p>
      <text:p text:style-name="P1"><text:s text:c="2"/>Clojure, if we speak honestly is by default very global :)</text:p>
      <text:p text:style-name="P1"><text:s text:c="2"/>Encapsulation – not necessarily hiding, no, but rather – isolation, </text:p>
      <text:p text:style-name="P1"><text:s text:c="2"/>separation into discrete parts which are easily assembled..</text:p>
      <text:p text:style-name="P1"><text:s text:c="2"/>Namspaces are pretty static</text:p>
      <text:p text:style-name="P1"/>
      <text:p text:style-name="P1">Do you remember of...identity? (Concurrency)</text:p>
      <text:p text:style-name="P1"><text:s text:c="2"/>Agents – in addition to shown... error handling and failure mode, validation</text:p>
      <text:p text:style-name="P1"><text:s text:c="2"/>Transactions (dosync) – take care of restarts...</text:p>
      <text:p text:style-name="P1"><text:s text:c="2"/>Provides tools but not solution for conc... nothing can replace critical reasoning...</text:p>
      <text:p text:style-name="P1"><text:s text:c="2"/>Right … everything so far was more or less … </text:p>
      <text:p text:style-name="P1"><text:s text:c="2"/>familiar from other languages... another abstraction </text:p>
      <text:p text:style-name="P1"><text:s text:c="2"/>level hardly or not achievable at all...</text:p>
      <text:p text:style-name="P1"/>
      <text:p text:style-name="P1">Macros:</text:p>
      <text:p text:style-name="P1"><text:s text:c="2"/>Exp. phase produces code with a larger footprint than source...</text:p>
      <text:p text:style-name="P1"><text:s text:c="2"/>Exp. Inseparable from compilation</text:p>
      <text:p text:style-name="P1"><text:s text:c="2"/>Diff from java ann.proc. Scala comp. Plugins... </text:p>
      <text:p text:style-name="P1"><text:s text:c="2"/>they expose interal API and data model </text:p>
      <text:p text:style-name="P1"><text:s text:c="2"/>which has nothing with sourc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9:20:07.196000000</meta:creation-date>
    <meta:print-date>2015-10-01T19:22:14.327000000</meta:print-date>
    <dc:date>2015-10-01T19:23:15.183000000</dc:date>
    <meta:editing-duration>PT3M10S</meta:editing-duration>
    <meta:editing-cycles>1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47" meta:word-count="290" meta:character-count="2017" meta:non-whitespace-character-count="1695"/>
  </office:meta>
</office:document-meta>
</file>